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padding="0cm" fo:border="non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tracked-changes text:track-changes="false">
        <text:changed-region xml:id="ct112961904" text:id="ct112961904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3375280" text:id="ct113375280">
          <text:insertion>
            <office:change-info>
              <dc:creator>Luc Saffre</dc:creator>
              <dc:date>2012-05-07T06:35:00</dc:date>
            </office:change-info>
          </text:insertion>
        </text:changed-region>
        <text:changed-region xml:id="ct113375424" text:id="ct113375424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3390304" text:id="ct11339030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390552" text:id="ct11339055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390944" text:id="ct113390944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3391208" text:id="ct11339120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391600" text:id="ct11339160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391784" text:id="ct11339178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392176" text:id="ct11339217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392360" text:id="ct11339236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392752" text:id="ct11339275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392936" text:id="ct11339293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393328" text:id="ct11339332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393512" text:id="ct11339351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393904" text:id="ct113393904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3394088" text:id="ct113394088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3394480" text:id="ct11339448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394664" text:id="ct11339466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403896" text:id="ct113403896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3397664" text:id="ct113397664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3442472" text:id="ct113442472">
          <text:insertion>
            <office:change-info>
              <dc:creator>Luc Saffre</dc:creator>
              <dc:date>2012-05-18T08:17:00</dc:date>
            </office:change-info>
          </text:insertion>
        </text:changed-region>
        <text:changed-region xml:id="ct113436032" text:id="ct113436032">
          <text:insertion>
            <office:change-info>
              <dc:creator>Luc Saffre</dc:creator>
              <dc:date>2012-04-13T09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nanzielle Situation / <text:change-start text:change-id="ct112961904"/>self<text:change-end text:change-id="ct112961904"/></text:h>
      <text:h text:style-name="Heading_20_2" text:outline-level="2">Allgemeine Auskünfte</text:h>
      <text:p text:style-name="Text_20_body">Haushalt: <text:change-start text:change-id="ct113375280"/>self.actor1.household.address(', ')<text:change-end text:change-id="ct113375280"/> (<text:change-start text:change-id="ct113375424"/>self.actor1.household.type<text:change-end text:change-id="ct113375424"/>)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change-start text:change-id="ct113390304"/>self.actor2.header<text:change-end text:change-id="ct113390304"/></text:p>
          </table:table-cell>
          <table:table-cell table:style-name="Table1.A1" office:value-type="string">
            <text:p text:style-name="P4"><text:change-start text:change-id="ct113390552"/>self.actor3.header<text:change-end text:change-id="ct113390552"/></text:p>
          </table:table-cell>
        </table:table-row>
        <table:table-row table:style-name="Table1.1">
          <table:table-cell table:style-name="Table1.A1" office:value-type="string">
            <text:p text:style-name="Table_20_Contents">NAME:</text:p>
          </table:table-cell>
          <table:table-cell table:style-name="Table1.A1" office:value-type="string">
            <text:p text:style-name="P4"><text:change-start text:change-id="ct113390944"/>self.actor2.person<text:change-end text:change-id="ct113390944"/></text:p>
          </table:table-cell>
          <table:table-cell table:style-name="Table1.A1" office:value-type="string">
            <text:p text:style-name="P4"><text:change-start text:change-id="ct113391208"/>self.actor3.person<text:change-end text:change-id="ct113391208"/></text:p>
          </table:table-cell>
        </table:table-row>
        <table:table-row table:style-name="Table1.3">
          <table:table-cell table:style-name="Table1.A1" office:value-type="string">
            <text:p text:style-name="P4">Adresse</text:p>
          </table:table-cell>
          <table:table-cell table:style-name="Table1.A1" office:value-type="string">
            <text:p text:style-name="P4"><text:change-start text:change-id="ct113391600"/>self.actor2.partner.address_location(', ')<text:change-end text:change-id="ct113391600"/></text:p>
          </table:table-cell>
          <table:table-cell table:style-name="Table1.A1" office:value-type="string">
            <text:p text:style-name="P4"><text:change-start text:change-id="ct113391784"/>self.actor3.partner.address_location(', ')<text:change-end text:change-id="ct113391784"/></text:p>
          </table:table-cell>
        </table:table-row>
        <table:table-row table:style-name="Table1.1">
          <table:table-cell table:style-name="Table1.A1" office:value-type="string">
            <text:p text:style-name="P4">Telefon</text:p>
          </table:table-cell>
          <table:table-cell table:style-name="Table1.A1" office:value-type="string">
            <text:p text:style-name="P4"><text:change-start text:change-id="ct113392176"/>self.actor2.partner.phone<text:change-end text:change-id="ct113392176"/></text:p>
          </table:table-cell>
          <table:table-cell table:style-name="Table1.A1" office:value-type="string">
            <text:p text:style-name="Table_20_Contents"><text:change-start text:change-id="ct113392360"/>self.actor3.partner.phone<text:change-end text:change-id="ct113392360"/></text:p>
          </table:table-cell>
        </table:table-row>
        <table:table-row table:style-name="Table1.1">
          <table:table-cell table:style-name="Table1.A1" office:value-type="string">
            <text:p text:style-name="P4">e-mail</text:p>
          </table:table-cell>
          <table:table-cell table:style-name="Table1.A1" office:value-type="string">
            <text:p text:style-name="P4"><text:change-start text:change-id="ct113392752"/>self.actor2.partner.email<text:change-end text:change-id="ct113392752"/></text:p>
          </table:table-cell>
          <table:table-cell table:style-name="Table1.A1" office:value-type="string">
            <text:p text:style-name="P4"><text:change-start text:change-id="ct113392936"/>self.actor3.partner.email<text:change-end text:change-id="ct113392936"/></text:p>
          </table:table-cell>
        </table:table-row>
        <table:table-row table:style-name="Table1.1">
          <table:table-cell table:style-name="Table1.A1" office:value-type="string">
            <text:p text:style-name="P4">Geburtsdatum</text:p>
          </table:table-cell>
          <table:table-cell table:style-name="Table1.A1" office:value-type="string">
            <text:p text:style-name="P4"><text:change-start text:change-id="ct113393328"/>dtos(self.actor2.person.birth_date)<text:change-end text:change-id="ct113393328"/></text:p>
          </table:table-cell>
          <table:table-cell table:style-name="Table1.A1" office:value-type="string">
            <text:p text:style-name="Table_20_Contents"><text:change-start text:change-id="ct113393512"/>dtos(self.actor3.person.birth_date)<text:change-end text:change-id="ct113393512"/></text:p>
          </table:table-cell>
        </table:table-row>
        <table:table-row table:style-name="Table1.1">
          <table:table-cell table:style-name="Table1.A1" office:value-type="string">
            <text:p text:style-name="P4">Berufliche Lage</text:p>
          </table:table-cell>
          <table:table-cell table:style-name="Table1.A1" office:value-type="string">
            <text:p text:style-name="P4"><text:change-start text:change-id="ct113393904"/>self.actor2.remark<text:change-end text:change-id="ct113393904"/></text:p>
          </table:table-cell>
          <table:table-cell table:style-name="Table1.A1" office:value-type="string">
            <text:p text:style-name="P4"><text:change-start text:change-id="ct113394088"/>self.actor3.remark<text:change-end text:change-id="ct113394088"/></text:p>
          </table:table-cell>
        </table:table-row>
        <table:table-row table:style-name="Table1.1">
          <table:table-cell table:style-name="Table1.A1" office:value-type="string">
            <text:p text:style-name="P4">Familienstand</text:p>
          </table:table-cell>
          <table:table-cell table:style-name="Table1.A1" office:value-type="string">
            <text:p text:style-name="P4"><text:change-start text:change-id="ct113394480"/>self.actor2.person.civil_state<text:change-end text:change-id="ct113394480"/></text:p>
          </table:table-cell>
          <table:table-cell table:style-name="Table1.A1" office:value-type="string">
            <text:p text:style-name="P4"><text:change-start text:change-id="ct113394664"/>self.actor3.person.civil_state<text:change-end text:change-id="ct113394664"/></text:p>
          </table:table-cell>
        </table:table-row>
        <table:table-row table:style-name="Table1.1">
          <table:table-cell table:style-name="Table1.A1" office:value-type="string">
            <text:p text:style-name="P4">Haushaltszusammensetzung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Kinder (Namen, Geburtsdaten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ERSTGESPRÄCH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Text_20_body"/>
      <text:section text:style-name="Sect1" text:name="Section1">
        <text:h text:style-name="Heading_20_2" text:outline-level="2"><text:change-start text:change-id="ct113403896"/>group<text:change-end text:change-id="ct113403896"/></text:h>
        <text:p text:style-name="Text_20_body">bla<office:annotation><dc:creator>Luc Saffre</dc:creator><dc:date>2012-04-21T22:46:05.37</dc:date><text:p text:style-name="P6"><text:span text:style-name="T2">do section for group in self.account_groups('IEALC')</text:span></text:p></office:annotation> <office:annotation><dc:creator>Luc Saffre</dc:creator><dc:date>2012-04-21T23:35:34.37</dc:date><text:p text:style-name="P6"><text:span text:style-name="T2">do text</text:span></text:p><text:p text:style-name="P6"><text:span text:style-name="T2">from table(self.entries_by_group(ar, group))</text:span></text:p></office:annotation></text:p>
        <text:p text:style-name="Text_20_body"/>
      </text:section>
      <text:p text:style-name="Standard"/>
      <text:h text:style-name="Heading_20_2" text:outline-level="2">Zusammenfassung</text:h>
      <text:p text:style-name="Standard"/>
      <text:p text:style-name="Standard"><office:annotation><dc:creator>Luc Saffre</dc:creator><dc:date>2012-05-18T07:00:18.39</dc:date><text:p text:style-name="P6"><text:span text:style-name="T4">do text</text:span></text:p><text:p text:style-name="P6"><text:span text:style-name="T4">from table(ar.spawn('debts.BudgetSummary',master_instance=self))</text:span></text:p></office:annotation>bla</text:p>
      <text:p text:style-name="Standard"/>
      <text:p text:style-name="Standard"/>
      <text:h text:style-name="Heading_20_2" text:outline-level="2">Distribution au marc-le-franc</text:h>
      <text:p text:style-name="Standard"><office:annotation><dc:creator>Luc Saffre</dc:creator><dc:date>2012-06-03T10:58:51.18</dc:date><text:p text:style-name="P7"><text:span text:style-name="T3">do text</text:span></text:p><text:p text:style-name="P7"><text:span text:style-name="T3">from table(self.DistByBudget(ar))</text:span></text:p></office:annotation>bla</text:p>
      <text:p text:style-name="Standard"/>
      <text:p text:style-name="Standard"/>
      <text:p text:style-name="Standard">Name des Schuldnerberaters: <text:change-start text:change-id="ct113397664"/>self.user<text:change-end text:change-id="ct113397664"/></text:p>
      <text:p text:style-name="Standard">Datum des Ausdrucks: <text:change-start text:change-id="ct113442472"/>dtosl(self.date)<text:change-end text:change-id="ct113442472"/></text:p>
      <text:p text:style-name="Standard"/>
      <text:p text:style-name="Standard"><text:change-start text:change-id="ct113436032"/>self.intro<text:change-end text:change-id="ct113436032"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2-06-03T11:03:39.76">03.06.12</text:date></text:span><text:span text:style-name="T1"> um </text:span><text:span text:style-name="T1"><text:time style:data-style-name="N41" text:time-value="2012-06-03T11:03:39.76">10:57:13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6-03T11:03:39.65</dc:date>
    <dc:creator>Luc Saffre</dc:creator>
    <meta:editing-duration>PT15H54M52S</meta:editing-duration>
    <meta:editing-cycles>64</meta:editing-cycles>
    <meta:generator>LibreOffice/3.4$Win32 LibreOffice_project/340m1$Build-402</meta:generator>
    <meta:document-statistic meta:table-count="1" meta:image-count="0" meta:object-count="0" meta:page-count="1" meta:paragraph-count="40" meta:word-count="67" meta:character-count="854" meta:non-whitespace-character-count="828"/>
  </office:meta>
</office:document-meta>
</file>